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de" fo:country="DE" style:language-asian="zxx" style:country-asian="none" style:language-complex="zxx" style:country-complex="none"/>
    </style:style>
    <style:style style:name="P2" style:family="paragraph" style:parent-style-name="Standard">
      <style:text-properties fo:language="de" fo:country="DE" officeooo:rsid="00027306" officeooo:paragraph-rsid="00027306" style:language-asian="zxx" style:country-asian="none" style:language-complex="zxx" style:country-complex="none"/>
    </style:style>
    <style:style style:name="P3" style:family="paragraph" style:parent-style-name="Standard">
      <style:text-properties fo:language="de" fo:country="DE" officeooo:rsid="00027306" officeooo:paragraph-rsid="0006fcdb" style:language-asian="zxx" style:country-asian="none" style:language-complex="zxx" style:country-complex="none"/>
    </style:style>
    <style:style style:name="P4" style:family="paragraph" style:parent-style-name="Standard">
      <style:paragraph-properties fo:text-align="start" style:justify-single-word="false"/>
      <style:text-properties fo:language="de" fo:country="DE" officeooo:rsid="00027306" officeooo:paragraph-rsid="0009559e" style:language-asian="zxx" style:country-asian="none" style:language-complex="zxx" style:country-complex="none"/>
    </style:style>
    <style:style style:name="P5" style:family="paragraph" style:parent-style-name="Standard">
      <style:text-properties fo:language="de" fo:country="DE" officeooo:rsid="0006fcdb" officeooo:paragraph-rsid="0006fcdb" style:language-asian="zxx" style:country-asian="none" style:language-complex="zxx" style:country-complex="none"/>
    </style:style>
    <style:style style:name="P6" style:family="paragraph" style:parent-style-name="Standard">
      <style:text-properties fo:language="de" fo:country="DE" officeooo:rsid="00072404" officeooo:paragraph-rsid="00072404" style:language-asian="zxx" style:country-asian="none" style:language-complex="zxx" style:country-complex="none"/>
    </style:style>
    <style:style style:name="P7" style:family="paragraph" style:parent-style-name="Standard">
      <style:text-properties fo:language="de" fo:country="DE" officeooo:rsid="0009725e" officeooo:paragraph-rsid="0009725e" style:language-asian="zxx" style:country-asian="none" style:language-complex="zxx" style:country-complex="none"/>
    </style:style>
    <style:style style:name="P8" style:family="paragraph" style:parent-style-name="Standard">
      <style:text-properties fo:language="de" fo:country="DE" officeooo:rsid="0009b1ad" officeooo:paragraph-rsid="0009b1ad" style:language-asian="zxx" style:country-asian="none" style:language-complex="zxx" style:country-complex="none"/>
    </style:style>
    <style:style style:name="P9" style:family="paragraph" style:parent-style-name="Standard">
      <style:text-properties fo:language="de" fo:country="DE" officeooo:rsid="000dc9b4" officeooo:paragraph-rsid="000dc9b4" style:language-asian="zxx" style:country-asian="none" style:language-complex="zxx" style:country-complex="none"/>
    </style:style>
    <style:style style:name="P10" style:family="paragraph" style:parent-style-name="Standard">
      <style:text-properties fo:language="de" fo:country="DE" officeooo:rsid="000ea07f" officeooo:paragraph-rsid="000ea07f" style:language-asian="zxx" style:country-asian="none" style:language-complex="zxx" style:country-complex="none"/>
    </style:style>
    <style:style style:name="P11" style:family="paragraph" style:parent-style-name="Standard">
      <style:text-properties fo:language="de" fo:country="DE" officeooo:rsid="000ea07f" officeooo:paragraph-rsid="0015552e" style:language-asian="zxx" style:country-asian="none" style:language-complex="zxx" style:country-complex="none"/>
    </style:style>
    <style:style style:name="P12" style:family="paragraph" style:parent-style-name="Standard">
      <style:text-properties fo:language="de" fo:country="DE" officeooo:rsid="000ec602" officeooo:paragraph-rsid="0015552e" style:language-asian="zxx" style:country-asian="none" style:language-complex="zxx" style:country-complex="none"/>
    </style:style>
    <style:style style:name="P13" style:family="paragraph" style:parent-style-name="Standard">
      <style:text-properties fo:language="de" fo:country="DE" officeooo:rsid="000ec602" officeooo:paragraph-rsid="000ec602" style:language-asian="zxx" style:country-asian="none" style:language-complex="zxx" style:country-complex="none"/>
    </style:style>
    <style:style style:name="P14" style:family="paragraph" style:parent-style-name="Standard">
      <style:text-properties fo:language="de" fo:country="DE" officeooo:rsid="00119199" officeooo:paragraph-rsid="00119199" style:language-asian="zxx" style:country-asian="none" style:language-complex="zxx" style:country-complex="none"/>
    </style:style>
    <style:style style:name="P15" style:family="paragraph" style:parent-style-name="Standard">
      <style:text-properties fo:language="de" fo:country="DE" officeooo:rsid="00119199" officeooo:paragraph-rsid="0015552e" style:language-asian="zxx" style:country-asian="none" style:language-complex="zxx" style:country-complex="none"/>
    </style:style>
    <style:style style:name="P16" style:family="paragraph" style:parent-style-name="Standard">
      <style:text-properties fo:language="de" fo:country="DE" officeooo:rsid="00122511" officeooo:paragraph-rsid="00122511" style:language-asian="zxx" style:country-asian="none" style:language-complex="zxx" style:country-complex="none"/>
    </style:style>
    <style:style style:name="P17" style:family="paragraph" style:parent-style-name="Standard">
      <style:text-properties fo:language="de" fo:country="DE" officeooo:rsid="00122511" officeooo:paragraph-rsid="0015552e" style:language-asian="zxx" style:country-asian="none" style:language-complex="zxx" style:country-complex="none"/>
    </style:style>
    <style:style style:name="P18" style:family="paragraph" style:parent-style-name="Standard">
      <style:text-properties fo:language="de" fo:country="DE" officeooo:rsid="001a53d9" officeooo:paragraph-rsid="001a53d9" style:language-asian="zxx" style:country-asian="none" style:language-complex="zxx" style:country-complex="none"/>
    </style:style>
    <style:style style:name="P19" style:family="paragraph" style:parent-style-name="Standard">
      <style:text-properties fo:language="de" fo:country="DE" officeooo:rsid="001daca6" officeooo:paragraph-rsid="001daca6" style:language-asian="zxx" style:country-asian="none" style:language-complex="zxx" style:country-complex="none"/>
    </style:style>
    <style:style style:name="P20" style:family="paragraph" style:parent-style-name="Standard">
      <style:text-properties fo:language="de" fo:country="DE" officeooo:rsid="00057e9f" officeooo:paragraph-rsid="0006fcdb" style:language-asian="zxx" style:country-asian="none" style:language-complex="zxx" style:country-complex="none"/>
    </style:style>
    <style:style style:name="P21" style:family="paragraph" style:parent-style-name="Standard">
      <style:text-properties fo:language="de" fo:country="DE" officeooo:rsid="0021b290" officeooo:paragraph-rsid="0021b290" style:language-asian="zxx" style:country-asian="none" style:language-complex="zxx" style:country-complex="none"/>
    </style:style>
    <style:style style:name="P22" style:family="paragraph" style:parent-style-name="Standard">
      <style:text-properties fo:language="de" fo:country="DE" officeooo:rsid="00254e48" officeooo:paragraph-rsid="00254e48" style:language-asian="zxx" style:country-asian="none" style:language-complex="zxx" style:country-complex="none"/>
    </style:style>
    <style:style style:name="P23" style:family="paragraph" style:parent-style-name="Standard">
      <style:text-properties fo:language="de" fo:country="DE" officeooo:rsid="0025b70c" officeooo:paragraph-rsid="00274256" style:language-asian="zxx" style:country-asian="none" style:language-complex="zxx" style:country-complex="none"/>
    </style:style>
    <style:style style:name="P24" style:family="paragraph" style:parent-style-name="Standard">
      <style:text-properties fo:language="de" fo:country="DE" officeooo:rsid="00284534" officeooo:paragraph-rsid="00284534" style:language-asian="zxx" style:country-asian="none" style:language-complex="zxx" style:country-complex="none"/>
    </style:style>
    <style:style style:name="P25" style:family="paragraph" style:parent-style-name="Standard">
      <style:text-properties fo:language="de" fo:country="DE" officeooo:rsid="002ce314" officeooo:paragraph-rsid="002ce314" style:language-asian="zxx" style:country-asian="none" style:language-complex="zxx" style:country-complex="none"/>
    </style:style>
    <style:style style:name="P26" style:family="paragraph" style:parent-style-name="Standard">
      <style:text-properties fo:language="de" fo:country="DE" officeooo:rsid="00305744" officeooo:paragraph-rsid="00305744" style:language-asian="zxx" style:country-asian="none" style:language-complex="zxx" style:country-complex="none"/>
    </style:style>
    <style:style style:name="P27" style:family="paragraph" style:parent-style-name="Standard">
      <style:text-properties fo:language="de" fo:country="DE" officeooo:rsid="0017cbc6" officeooo:paragraph-rsid="0017cbc6" style:language-asian="zxx" style:country-asian="none" style:language-complex="zxx" style:country-complex="none"/>
    </style:style>
    <style:style style:name="P28" style:family="paragraph" style:parent-style-name="Standard">
      <style:text-properties fo:language="de" fo:country="DE" officeooo:rsid="0030e92b" officeooo:paragraph-rsid="0030e92b" style:language-asian="zxx" style:country-asian="none" style:language-complex="zxx" style:country-complex="none"/>
    </style:style>
    <style:style style:name="P29" style:family="paragraph" style:parent-style-name="Standard">
      <style:text-properties fo:language="de" fo:country="DE" fo:font-weight="bold" officeooo:rsid="00027306" officeooo:paragraph-rsid="0006fcdb" style:language-asian="zxx" style:country-asian="none" style:font-weight-asian="bold" style:language-complex="zxx" style:country-complex="none" style:font-weight-complex="bold"/>
    </style:style>
    <style:style style:name="P30" style:family="paragraph" style:parent-style-name="Standard">
      <style:text-properties fo:language="de" fo:country="DE" fo:font-weight="bold" officeooo:rsid="00027306" officeooo:paragraph-rsid="00027306" style:language-asian="zxx" style:country-asian="none" style:font-weight-asian="bold" style:language-complex="zxx" style:country-complex="none" style:font-weight-complex="bold"/>
    </style:style>
    <style:style style:name="P31" style:family="paragraph" style:parent-style-name="Standard">
      <style:text-properties fo:language="de" fo:country="DE" fo:font-weight="bold" officeooo:rsid="000ea07f" officeooo:paragraph-rsid="0015552e" style:language-asian="zxx" style:country-asian="none" style:font-weight-asian="bold" style:language-complex="zxx" style:country-complex="none" style:font-weight-complex="bold"/>
    </style:style>
    <style:style style:name="P32" style:family="paragraph" style:parent-style-name="Standard">
      <style:text-properties fo:language="de" fo:country="DE" fo:font-weight="bold" officeooo:rsid="000ec602" officeooo:paragraph-rsid="0015552e" style:language-asian="zxx" style:country-asian="none" style:font-weight-asian="bold" style:language-complex="zxx" style:country-complex="none" style:font-weight-complex="bold"/>
    </style:style>
    <style:style style:name="P33" style:family="paragraph" style:parent-style-name="Standard">
      <style:text-properties fo:language="de" fo:country="DE" fo:font-weight="bold" officeooo:rsid="00119199" officeooo:paragraph-rsid="0015552e" style:language-asian="zxx" style:country-asian="none" style:font-weight-asian="bold" style:language-complex="zxx" style:country-complex="none" style:font-weight-complex="bold"/>
    </style:style>
    <style:style style:name="P34" style:family="paragraph" style:parent-style-name="Standard">
      <style:text-properties fo:language="de" fo:country="DE" fo:font-weight="bold" officeooo:rsid="00122511" officeooo:paragraph-rsid="0015552e" style:language-asian="zxx" style:country-asian="none" style:font-weight-asian="bold" style:language-complex="zxx" style:country-complex="none" style:font-weight-complex="bold"/>
    </style:style>
    <style:style style:name="P35" style:family="paragraph" style:parent-style-name="Standard">
      <style:text-properties fo:language="de" fo:country="DE" fo:font-weight="bold" officeooo:rsid="0021b290" officeooo:paragraph-rsid="00231c61" style:language-asian="zxx" style:country-asian="none" style:font-weight-asian="bold" style:language-complex="zxx" style:country-complex="none" style:font-weight-complex="bold"/>
    </style:style>
    <style:style style:name="P36" style:family="paragraph" style:parent-style-name="Standard">
      <style:text-properties fo:language="de" fo:country="DE" style:text-underline-style="solid" style:text-underline-width="auto" style:text-underline-color="font-color" officeooo:rsid="0009b1ad" officeooo:paragraph-rsid="0009b1ad" style:language-asian="zxx" style:country-asian="none" style:language-complex="zxx" style:country-complex="none"/>
    </style:style>
    <style:style style:name="P37" style:family="paragraph" style:parent-style-name="Standard">
      <style:text-properties fo:language="de" fo:country="DE" style:text-underline-style="solid" style:text-underline-width="auto" style:text-underline-color="font-color" officeooo:rsid="0009b1ad" officeooo:paragraph-rsid="0009b1ad" fo:background-color="#cccccc" style:language-asian="zxx" style:country-asian="none" style:language-complex="zxx" style:country-complex="none"/>
    </style:style>
    <style:style style:name="P38" style:family="paragraph" style:parent-style-name="Standard">
      <style:paragraph-properties fo:text-align="center" style:justify-single-word="false"/>
      <style:text-properties fo:font-size="28pt" fo:language="de" fo:country="DE" fo:font-weight="bold" officeooo:rsid="00027306" officeooo:paragraph-rsid="00027306" style:font-size-asian="28pt" style:language-asian="zxx" style:country-asian="none" style:font-weight-asian="bold" style:font-size-complex="28pt" style:language-complex="zxx" style:country-complex="none" style:font-weight-complex="bold"/>
    </style:style>
    <style:style style:name="P39" style:family="paragraph" style:parent-style-name="Standard">
      <style:text-properties fo:color="#ff0000" fo:language="de" fo:country="DE" officeooo:rsid="001c2048" officeooo:paragraph-rsid="001c2048" style:language-asian="zxx" style:country-asian="none" style:language-complex="zxx" style:country-complex="none"/>
    </style:style>
    <style:style style:name="P40" style:family="paragraph" style:parent-style-name="Standard">
      <style:text-properties fo:color="#ff0000" fo:language="de" fo:country="DE" officeooo:rsid="000ea07f" officeooo:paragraph-rsid="000ea07f" style:language-asian="zxx" style:country-asian="none" style:language-complex="zxx" style:country-complex="none"/>
    </style:style>
    <style:style style:name="P41" style:family="paragraph" style:parent-style-name="Standard">
      <style:text-properties fo:language="de" fo:country="DE" officeooo:rsid="004afdff" officeooo:paragraph-rsid="004afdff" style:language-asian="zxx" style:country-asian="none" style:language-complex="zxx" style:country-complex="none"/>
    </style:style>
    <style:style style:name="P42" style:family="paragraph" style:parent-style-name="Standard">
      <style:text-properties fo:language="de" fo:country="DE" officeooo:rsid="0050d468" officeooo:paragraph-rsid="0050d468" style:language-asian="zxx" style:country-asian="none" style:language-complex="zxx" style:country-complex="none"/>
    </style:style>
    <style:style style:name="P43" style:family="paragraph" style:parent-style-name="Standard">
      <style:text-properties fo:language="de" fo:country="DE" style:text-underline-style="solid" style:text-underline-width="auto" style:text-underline-color="font-color" officeooo:rsid="004de176" officeooo:paragraph-rsid="004de176" style:language-asian="zxx" style:country-asian="none" style:language-complex="zxx" style:country-complex="none"/>
    </style:style>
    <style:style style:name="T1" style:family="text">
      <style:text-properties officeooo:rsid="0007c201"/>
    </style:style>
    <style:style style:name="T2" style:family="text">
      <style:text-properties officeooo:rsid="000b03cb"/>
    </style:style>
    <style:style style:name="T3" style:family="text">
      <style:text-properties officeooo:rsid="000b99d1"/>
    </style:style>
    <style:style style:name="T4" style:family="text">
      <style:text-properties officeooo:rsid="000d1e3f"/>
    </style:style>
    <style:style style:name="T5" style:family="text">
      <style:text-properties officeooo:rsid="000fe687"/>
    </style:style>
    <style:style style:name="T6" style:family="text">
      <style:text-properties officeooo:rsid="0013f8dc"/>
    </style:style>
    <style:style style:name="T7" style:family="text">
      <style:text-properties officeooo:rsid="001848dd"/>
    </style:style>
    <style:style style:name="T8" style:family="text">
      <style:text-properties officeooo:rsid="0019b216"/>
    </style:style>
    <style:style style:name="T9" style:family="text">
      <style:text-properties officeooo:rsid="001e56e9"/>
    </style:style>
    <style:style style:name="T10" style:family="text">
      <style:text-properties officeooo:rsid="001feabc"/>
    </style:style>
    <style:style style:name="T11" style:family="text">
      <style:text-properties officeooo:rsid="0026bc24"/>
    </style:style>
    <style:style style:name="T12" style:family="text">
      <style:text-properties officeooo:rsid="00298436"/>
    </style:style>
    <style:style style:name="T13" style:family="text">
      <style:text-properties officeooo:rsid="002e3eaa"/>
    </style:style>
    <style:style style:name="T14" style:family="text">
      <style:text-properties officeooo:rsid="002ea0fc"/>
    </style:style>
    <style:style style:name="T15" style:family="text">
      <style:text-properties officeooo:rsid="0032195d"/>
    </style:style>
    <style:style style:name="T16" style:family="text">
      <style:text-properties officeooo:rsid="00322517"/>
    </style:style>
    <style:style style:name="T17" style:family="text">
      <style:text-properties officeooo:rsid="00349a36"/>
    </style:style>
    <style:style style:name="T18" style:family="text">
      <style:text-properties officeooo:rsid="003a5494"/>
    </style:style>
    <style:style style:name="T19" style:family="text">
      <style:text-properties fo:color="#ff0000"/>
    </style:style>
    <style:style style:name="T20" style:family="text">
      <style:text-properties fo:color="#ff0000" officeooo:rsid="003a5494"/>
    </style:style>
    <style:style style:name="T21" style:family="text">
      <style:text-properties fo:color="#ff0000" officeooo:rsid="0026bc24"/>
    </style:style>
    <style:style style:name="T22" style:family="text">
      <style:text-properties fo:color="#ff0000" officeooo:rsid="002af968"/>
    </style:style>
    <style:style style:name="T23" style:family="text">
      <style:text-properties fo:color="#ff0000" fo:background-color="transparent" loext:char-shading-value="0"/>
    </style:style>
    <style:style style:name="T24" style:family="text">
      <style:text-properties fo:color="#ff0000" officeooo:rsid="002b21c8"/>
    </style:style>
    <style:style style:name="T25" style:family="text">
      <style:text-properties fo:color="#ff0000" officeooo:rsid="002ea0fc"/>
    </style:style>
    <style:style style:name="T26" style:family="text">
      <style:text-properties fo:color="#ff0000" officeooo:rsid="00479ac4"/>
    </style:style>
    <style:style style:name="T27" style:family="text">
      <style:text-properties officeooo:rsid="003db329"/>
    </style:style>
    <style:style style:name="T28" style:family="text">
      <style:text-properties officeooo:rsid="003ea0ef"/>
    </style:style>
    <style:style style:name="T29" style:family="text">
      <style:text-properties officeooo:rsid="003eb274"/>
    </style:style>
    <style:style style:name="T30" style:family="text">
      <style:text-properties fo:color="#000000" officeooo:rsid="002ea0fc"/>
    </style:style>
    <style:style style:name="T31" style:family="text">
      <style:text-properties style:use-window-font-color="true"/>
    </style:style>
    <style:style style:name="T32" style:family="text">
      <style:text-properties style:use-window-font-color="true" officeooo:rsid="002ea0fc"/>
    </style:style>
    <style:style style:name="T33" style:family="text">
      <style:text-properties officeooo:rsid="004be12d"/>
    </style:style>
    <style:style style:name="T34" style:family="text">
      <style:text-properties officeooo:rsid="004e527b"/>
    </style:style>
    <style:style style:name="T35" style:family="text">
      <style:text-properties officeooo:rsid="0051ef8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8">GDD</text:p>
      <text:p text:style-name="P38">AR One-Room-Puzz<text:span text:style-name="T28">le</text:span>-Solver</text:p>
      <text:p text:style-name="P1"/>
      <text:p text:style-name="P1"/>
      <text:p text:style-name="P1"/>
      <text:p text:style-name="P30">Spielname:</text:p>
      <text:p text:style-name="P4">AR One-Room-Puzz<text:span text:style-name="T29">le</text:span>-Solver</text:p>
      <text:p text:style-name="P2"/>
      <text:p text:style-name="P30">Tags:</text:p>
      <text:p text:style-name="P6">AR, Puzz<text:span text:style-name="T29">le</text:span>-Solver, 1stPerson, Escape-Room, <text:span text:style-name="T1">Punching, Jumping, Throwing</text:span></text:p>
      <text:p text:style-name="P2"/>
      <text:p text:style-name="P30">Zielgruppe:</text:p>
      <text:p text:style-name="P5">6+ Jahre, männlich und weiblich</text:p>
      <text:p text:style-name="P2"/>
      <text:p text:style-name="P2"/>
      <text:p text:style-name="P29">Plattform(en):</text:p>
      <text:p text:style-name="P20">Smartphones (Google Pixel, Pixel XL und Samsung Galaxy S8)</text:p>
      <text:p text:style-name="P20">mindestens Android 7.0</text:p>
      <text:p text:style-name="P2"/>
      <text:p text:style-name="P2"/>
      <text:p text:style-name="P29">Sprache:</text:p>
      <text:p text:style-name="P3">Deutsch</text:p>
      <text:p text:style-name="P2"/>
      <text:p text:style-name="P2"/>
      <text:p text:style-name="P30">Kurze Beschreibung:</text:p>
      <text:p text:style-name="P10">Mit dem Smartphone wird die Umgebung gescannt und daraus ein Level generiert bzw. ein vorgefertigtes Level geladen.</text:p>
      <text:p text:style-name="P10">Das Smartphone dient als Medium, um auf der realen Welt virtuelle Element drüber zu legen.</text:p>
      <text:p text:style-name="P40">Mit den virtuellen Elementen kann der Spieler durch Gestensteuerung interagieren. <text:span text:style-name="T27">Alternativ Touchscrenn eingabe, wenn gestensteuerung nicht umsetzbar ist</text:span></text:p>
      <text:p text:style-name="P13">Der Spieler muss ein Schlüssel finden, um den Raum zu verlassen bzw. das Level <text:span text:style-name="T5">erfolgreich abzuschließen</text:span>.</text:p>
      <text:p text:style-name="P21">Der Spieler hat drei Leben.</text:p>
      <text:p text:style-name="P14">Der Spieler wird muss <text:span text:style-name="T10">einfache</text:span> Rätsel lösen oder Gegner bekämpfen, um an den Schlüssel zu kommen.</text:p>
      <text:p text:style-name="P14">Hindernisse hindern den Spieler zum Schlüssel zu kommen.</text:p>
      <text:p text:style-name="P16">Musik, Soundeffekte und Thema des Levels sowie der Schwierigkeitsgrad wird durch das <text:span text:style-name="T6">S</text:span>cannen der Umgebung <text:span text:style-name="T24">zufällig</text:span><text:span text:style-name="T19"> generiert</text:span>, der Spieler hat aber die Möglichkeit das selber einzustellen.</text:p>
      <text:p text:style-name="P2"/>
      <text:p text:style-name="P2"/>
      <text:p text:style-name="P30">Setting:</text:p>
      <text:p text:style-name="P7">einstellbar von Wald und Natur bis Sci-Fi</text:p>
      <text:p text:style-name="P2"/>
      <text:p text:style-name="P2"/>
      <text:p text:style-name="P30">USP:</text:p>
      <text:p text:style-name="P9">Das Smartphone wird als Medium benutzt, um die reale Welt zu eine Spielwelt umzuwandeln. In der Spielwelt muss der Spieler Gegner bekämpfen und einfache Rätsel lösen, um einen Schlüssel zu erhalten, damit er den Raum verlassen kann und somit in das nächste Level kommt.</text:p>
      <text:p text:style-name="P2"/>
      <text:p text:style-name="P2"><text:soft-page-break/></text:p>
      <text:p text:style-name="P30">Detailierte Beschreibung:</text:p>
      <text:p text:style-name="P31">„Mit dem Smartphone wird die Umgebung gescannt und daraus ein Level generiert bzw. ein vorgefertigtes Level geladen.“</text:p>
      <text:p text:style-name="P27"><text:span text:style-name="T23">Der Spieler muss seine gesamte Körpergröße und Brust- oder Augenhöhe angeben. Für das Scannen muss der Spieler noch angeben, ob er die Umgebung aus seiner Augen- oder Brusthöhe scannen will, damit die Daten korrekt in die virtuelle Welt übertragen werden können.</text:span> <text:span text:style-name="T8">Die Kamera des Smartphones zeichnet die Umgebung auf und generiert daraus Daten.</text:span> <text:span text:style-name="T19">Aus den Daten wird die Größe des Charakters des Spieler, das für Kollision benötigt wird, in der virtuellen Welt generiert und </text:span>durch den Daten der Umgebung <text:span text:style-name="T7">wird ein bestehendes Level geladen oder eine Level zufällig generiert.</text:span></text:p>
      <text:p text:style-name="P28">Die Umgebung wird auf maximal 4m x 4m <text:span text:style-name="T15">x 4m </text:span>beschränkt.</text:p>
      <text:p text:style-name="P11"/>
      <text:p text:style-name="P31">„Das Smartphone dient als Medium, um auf der realen Welt virtuelle Element drüber zu legen.“</text:p>
      <text:p text:style-name="P18">Durch die Aufnahmen der Kamera wird auf dem Display die Umgebung angezeigt, wo die virtuelle Element miteinbezogene werden. Damit kann der Spieler die virtuellen Elemente sehen.</text:p>
      <text:p text:style-name="P11"/>
      <text:p text:style-name="P31">„<text:span text:style-name="T19">Mit den virtuellen Elementen kann der Spieler durch Gestensteuerung interagieren.“</text:span></text:p>
      <text:p text:style-name="P39">Der Spieler kann mit Gestenzeichen vor der Kamera des Smartphones bestimmte Funktionen ausführen. Damit kann der Spieler Gegner schlagen, virtuelle Objekte hoch heben, virtuelle Objekte werfen, virtuelle Objekte bewegen oder die Tür aufschließen, um das Level abzuschließen. <text:span text:style-name="T18">Der Spieler muss aus Wasser klettern oder mit Sprunggesten darüber springen.</text:span></text:p>
      <text:p text:style-name="P11"/>
      <text:p text:style-name="P32">„Der Spieler muss ein Schlüssel finden, um den Raum zu verlassen bzw. das Level <text:span text:style-name="T5">erfolgreich abzuschließen</text:span>.“</text:p>
      <text:p text:style-name="P19">Im geladen Level oder im zufällig generierten Level ist ein Schlüssel versteckt. Diesen Schlüssel muss der Spieler suchen, damit er die Tür im Level aufsperren und das Level abzuschließen.</text:p>
      <text:p text:style-name="P12"/>
      <text:p text:style-name="P35">„Der Spieler hat drei Leben.“</text:p>
      <text:p text:style-name="P22">Wenn der Spieler keine Leben mehr hat, wird das Level neu gestartet. Da bekommt der Spieler auf dem Smartphone angezeigt, wo die Startposition ist, weil er sich dort hin bewegen muss, bevor das Level neu gestartet wird. Der Spiele verliert Leben, wenn er von Gegnern angegriffen wird oder gegen Hindernisse stoßt bzw. in diese hineinläuft, die Schaden verursachen.</text:p>
      <text:p text:style-name="P12"/>
      <text:p text:style-name="P33">„Der Spieler wird muss <text:span text:style-name="T9">einfache </text:span>Rätsel lösen oder Gegner bekämpfen, um an den Schlüssel zu kommen.“</text:p>
      <text:p text:style-name="P24">Die einfachen Rätsel bestehen daraus den Schlüssel nur zu suchen oder der Schlüssel besteht aus mehrere Teile, die gesucht werden müssen. Wenn alle gefunden wurden, wird dieser automatisch zusammen gebaut. Der Schlüssel kann unter virtuellen Objekte versteckt sein, die der Spieler hoch heben muss. <text:span text:style-name="T19">Der Schlüssel kann auch in der Luft fliegen, wo der Spieler ein Objekt suchen muss, dass respawnt und er dazu benutzen kann, der Schlüssel herunter zu schießen, damit er diesen aufheben kann.</text:span> <text:span text:style-name="T12">Der Spieler kann auch aus realen Objekten ein Turm bauen, damit er ihn greifen kann.</text:span></text:p>
      <text:p text:style-name="P24">Im Level werden kein bis ein paar Gegner herum gehen bzw. schweben, die nicht mehr <text:span text:style-name="T17">wie ein Geist (schwebende) aussehen oder ein Schleimhaufen auf dem Boden</text:span>. <text:span text:style-name="T19">Diese Gegner muss der Spieler </text:span><text:span text:style-name="T20">mit </text:span><text:span text:style-name="T19">Schlaggesten besiegen </text:span>oder an ihnen vorbei schleichen. Die Gegner können den Spieler angreifen und ihm Schaden hinzufügen.</text:p>
      <text:p text:style-name="P15"/>
      <text:p text:style-name="P33">„Hindernisse hindern den Spieler zum Schlüssel zu kommen.“</text:p>
      <text:p text:style-name="P23">Hindernisse können reale Objekte sein, können auch virtuelle Objekte sein. <text:span text:style-name="T11">Virtuelle Hindernisse sind z.B. </text:span><text:span text:style-name="T21">ein Fluss auf dem Boden, der aus Wasser oder Lava (fügt Schaden zu) besteht oder auch</text:span><text:span text:style-name="T11"> </text:span><text:soft-page-break/><text:span text:style-name="T11">Mauern und Box, die mit Stachel (fügen Schaden zu) bestückt sein können.</text:span> Falls der Spieler gegen virtuelle Objekte stoßt, vibriert das Smartphone und gibt dem Spieler eine Nachricht, dass er sich zu den Punkt zurückbegeben soll, natürlich wird da auch wieder die Position markiert, dass der Spieler diese Position findet. Das Level selber wird dabei angehalten, dass der Spieler nicht Cheaten kann.</text:p>
      <text:p text:style-name="P15"/>
      <text:p text:style-name="P34">„Musik, Soundeffekte und Thema des Levels sowie der Schwierigkeitsgrad wird durch das <text:span text:style-name="T6">S</text:span>cannen der Umgebung <text:span text:style-name="T22">zufällig</text:span><text:span text:style-name="T19"> generiert</text:span>, der Spieler hat aber die Möglichkeit das selber einzustellen.“</text:p>
      <text:p text:style-name="P25"><text:span text:style-name="T19">Das Thema wird aus den Ergebnissen der Daten der Umgebung entschieden, wo die Musik, Soundeffekte und der Schwierigkeitsgrad entschieden wird.</text:span> Der Spieler kann dies aber auch alles selber einstellen und ist nicht gezwungen, das vom zufällig ge<text:span text:style-name="T31">nerier</text:span>ten <text:span text:style-name="T13">Level</text:span> zu spielen. <text:span text:style-name="T14">Die Themen können sein Natur(mit Jahreszeiten), Sci-Fi, Geisterhaus, Kindergarten (bunte Objekte), normale Wohnungsstil und Mittelalter. </text:span><text:span text:style-name="T32">Maximal 2</text:span><text:span text:style-name="T25">, </text:span><text:span text:style-name="T26">der R</text:span><text:span text:style-name="T25">est optional</text:span></text:p>
      <text:p text:style-name="P26">Der Schwierigkeitsgrad entscheidet sich dadurch, wie viele Objekte in der Umgebung sind, da mehr Objekte in der Umgebung, desto mehr Hindernisse wird es geben. Es w<text:span text:style-name="T16">e</text:span>rd<text:span text:style-name="T16">en</text:span> mehrere Gegner <text:span text:style-name="T16">gespawnt</text:span>, wenn der Schwierigkeitsgrad hoch ist.</text:p>
      <text:p text:style-name="P17"/>
      <text:p text:style-name="P2"/>
      <text:p text:style-name="P30">Zeitvorgabe:</text:p>
      <text:p text:style-name="P2"/>
      <text:p text:style-name="P36">Prototyp<text:tab/><text:tab/><text:tab/><text:tab/><text:tab/><text:tab/><text:tab/><text:tab/><text:tab/><text:tab/><text:tab/>20.11.2017</text:p>
      <text:p text:style-name="P43">27.11.2017</text:p>
      <text:p text:style-name="P37">Alpha<text:tab/><text:tab/><text:tab/><text:tab/><text:tab/><text:tab/><text:tab/><text:tab/><text:tab/><text:tab/><text:tab/><text:tab/><text:span text:style-name="T2">18</text:span>.1<text:span text:style-name="T2">2</text:span>.2017</text:p>
      <text:p text:style-name="P41">(Mitte J<text:span text:style-name="T33">anuar</text:span>) <text:span text:style-name="T34">22.01.2018</text:span></text:p>
      <text:p text:style-name="P8"/>
      <text:p text:style-name="P36">Beta<text:tab/><text:tab/><text:tab/><text:tab/><text:tab/><text:tab/><text:tab/><text:tab/><text:tab/><text:tab/><text:tab/><text:tab/>2<text:span text:style-name="T3">9</text:span>.<text:span text:style-name="T3">0</text:span>1.201<text:span text:style-name="T4">8</text:span></text:p>
      <text:p text:style-name="P42"><text:span text:style-name="T35">0</text:span>5.02.2018</text:p>
      <text:p text:style-name="P8"/>
      <text:p text:style-name="P37">Master<text:tab/><text:tab/><text:tab/><text:tab/><text:tab/><text:tab/><text:tab/><text:tab/><text:tab/><text:tab/><text:tab/><text:tab/><text:span text:style-name="T3">16</text:span>.<text:span text:style-name="T3">02</text:span>.201<text:span text:style-name="T4">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22M30S</meta:editing-duration>
    <meta:editing-cycles>82</meta:editing-cycles>
    <meta:generator>LibreOffice/5.2.6.2$Windows_x86 LibreOffice_project/a3100ed2409ebf1c212f5048fbe377c281438fdc</meta:generator>
    <dc:date>2017-10-25T17:52:00.921000000</dc:date>
    <meta:document-statistic meta:table-count="0" meta:image-count="0" meta:object-count="0" meta:page-count="3" meta:paragraph-count="54" meta:word-count="927" meta:character-count="6278" meta:non-whitespace-character-count="5362"/>
    <meta:user-defined meta:name="Info 1"/>
    <meta:user-defined meta:name="Info 2"/>
    <meta:user-defined meta:name="Info 3"/>
    <meta:user-defined meta:name="Info 4"/>
  </office:meta>
</office:document-meta>
</file>